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57f" officeooo:paragraph-rsid="0013d57f"/>
    </style:style>
    <style:style style:name="P2" style:family="paragraph" style:parent-style-name="Standard">
      <style:text-properties officeooo:rsid="0014ed05" officeooo:paragraph-rsid="0014ed05"/>
    </style:style>
    <style:style style:name="P3" style:family="paragraph" style:parent-style-name="Standard">
      <style:text-properties officeooo:rsid="0013d57f" officeooo:paragraph-rsid="0013d57f"/>
    </style:style>
    <style:style style:name="T1" style:family="text">
      <style:text-properties officeooo:rsid="0014ed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patch des sections :</text:p>
      <text:p text:style-name="P2"/>
      <text:p text:style-name="P2">Sarah :</text:p>
      <text:p text:style-name="P2"/>
      <text:p text:style-name="P2">- Carousel « Fromules »</text:p>
      <text:p text:style-name="P2">- Menu</text:p>
      <text:p text:style-name="P2">- Integrer Fonts</text:p>
      <text:p text:style-name="P2"/>
      <text:p text:style-name="P2">Nicolas P :</text:p>
      <text:p text:style-name="P2"/>
      <text:p text:style-name="P2">- Navigation + Header</text:p>
      <text:p text:style-name="P2">- Qui sommes nous</text:p>
      <text:p text:style-name="P2">- Integrer Css</text:p>
      <text:p text:style-name="P2"/>
      <text:p text:style-name="P2">Nicolas L :</text:p>
      <text:p text:style-name="P1"/>
      <text:p text:style-name="P1">- <text:span text:style-name="T1">Carousel « Bagels »</text:span></text:p>
      <text:p text:style-name="P1">- <text:span text:style-name="T1">Footer</text:span></text:p>
      <text:p text:style-name="P1">- <text:span text:style-name="T1">Integrer Bootstrap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6:34:39.888585839</meta:creation-date>
    <meta:editing-duration>PT7M13S</meta:editing-duration>
    <meta:editing-cycles>2</meta:editing-cycles>
    <meta:generator>LibreOffice/5.1.4.2$Linux_X86_64 LibreOffice_project/10m0$Build-2</meta:generator>
    <dc:date>2017-02-23T16:41:51.570857551</dc:date>
    <meta:document-statistic meta:table-count="0" meta:image-count="0" meta:object-count="0" meta:page-count="1" meta:paragraph-count="13" meta:word-count="43" meta:character-count="198" meta:non-whitespace-character-count="168"/>
  </office:meta>
</office:document-meta>
</file>